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10 Pitch" fo:font-size="18pt" officeooo:rsid="000c906e" officeooo:paragraph-rsid="000c906e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2pt" officeooo:rsid="000c906e" officeooo:paragraph-rsid="000c906e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12pt" style:text-underline-style="solid" style:text-underline-width="auto" style:text-underline-color="font-color" fo:font-weight="bold" officeooo:rsid="000c906e" officeooo:paragraph-rsid="000c906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12pt" style:text-underline-style="solid" style:text-underline-width="auto" style:text-underline-color="font-color" officeooo:rsid="000c906e" officeooo:paragraph-rsid="000c906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bold" officeooo:rsid="000c906e" officeooo:paragraph-rsid="000c906e" style:font-size-asian="10.5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igital Watermarking - Final Project</text:span></text:p>
      <text:p text:style-name="P2"/>
      <text:p text:style-name="P3">Code Documentation</text:p>
      <text:p text:style-name="P4"/>
      <text:p text:style-name="P5"/>
      <text:p text:style-name="P5">Director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06:18:46.806660806</meta:creation-date>
    <dc:date>2016-03-08T06:30:20.220345901</dc:date>
    <meta:editing-duration>P0D</meta:editing-duration>
    <meta:editing-cycles>1</meta:editing-cycles>
    <meta:document-statistic meta:table-count="0" meta:image-count="0" meta:object-count="0" meta:page-count="1" meta:paragraph-count="3" meta:word-count="8" meta:character-count="65" meta:non-whitespace-character-count="60"/>
    <meta:generator>LibreOffice/4.2.8.2$Linux_X86_64 LibreOffice_project/420m0$Build-2</meta:generator>
  </office:meta>
</office:document-meta>
</file>